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" style:font-family-generic="swiss"/>
    <style:font-face style:name="Cousine" svg:font-family="Cousine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163cm" style:rel-column-width="1793*"/>
    </style:style>
    <style:style style:name="Table3.B" style:family="table-column">
      <style:table-column-properties style:column-width="3.732cm" style:rel-column-width="2116*"/>
    </style:style>
    <style:style style:name="Table3.C" style:family="table-column">
      <style:table-column-properties style:column-width="10.105cm" style:rel-column-width="572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062cm" style:rel-column-width="4095*"/>
    </style:style>
    <style:style style:name="Table1.P" style:family="table-column">
      <style:table-column-properties style:column-width="1.065cm" style:rel-column-width="41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P1" style:family="table-cell" style:data-style-name="N0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373cm" style:rel-column-width="1912*"/>
    </style:style>
    <style:style style:name="Table4.B" style:family="table-column">
      <style:table-column-properties style:column-width="6.895cm" style:rel-column-width="3909*"/>
    </style:style>
    <style:style style:name="Table4.C" style:family="table-column">
      <style:table-column-properties style:column-width="6.733cm" style:rel-column-width="381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533cm" style:rel-column-width="17475*"/>
    </style:style>
    <style:style style:name="Table2.B" style:family="table-column">
      <style:table-column-properties style:column-width="12.467cm" style:rel-column-width="48060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533cm" style:rel-column-width="17475*"/>
    </style:style>
    <style:style style:name="Table6.B" style:family="table-column">
      <style:table-column-properties style:column-width="12.467cm" style:rel-column-width="48060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533cm" style:rel-column-width="17475*"/>
    </style:style>
    <style:style style:name="Table7.B" style:family="table-column">
      <style:table-column-properties style:column-width="12.467cm" style:rel-column-width="48060*"/>
    </style:style>
    <style:style style:name="Table7.A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4.533cm" style:rel-column-width="17475*"/>
    </style:style>
    <style:style style:name="Table22.B" style:family="table-column">
      <style:table-column-properties style:column-width="12.467cm" style:rel-column-width="48060*"/>
    </style:style>
    <style:style style:name="Table22.A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533cm" style:rel-column-width="17475*"/>
    </style:style>
    <style:style style:name="Table8.B" style:family="table-column">
      <style:table-column-properties style:column-width="12.467cm" style:rel-column-width="48060*"/>
    </style:style>
    <style:style style:name="Table8.A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533cm" style:rel-column-width="17475*"/>
    </style:style>
    <style:style style:name="Table9.B" style:family="table-column">
      <style:table-column-properties style:column-width="12.467cm" style:rel-column-width="48060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533cm" style:rel-column-width="17475*"/>
    </style:style>
    <style:style style:name="Table10.B" style:family="table-column">
      <style:table-column-properties style:column-width="12.467cm" style:rel-column-width="48060*"/>
    </style:style>
    <style:style style:name="Table10.A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533cm" style:rel-column-width="17475*"/>
    </style:style>
    <style:style style:name="Table11.B" style:family="table-column">
      <style:table-column-properties style:column-width="12.467cm" style:rel-column-width="48060*"/>
    </style:style>
    <style:style style:name="Table11.A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533cm" style:rel-column-width="17475*"/>
    </style:style>
    <style:style style:name="Table12.B" style:family="table-column">
      <style:table-column-properties style:column-width="12.467cm" style:rel-column-width="48060*"/>
    </style:style>
    <style:style style:name="Table12.A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533cm" style:rel-column-width="17475*"/>
    </style:style>
    <style:style style:name="Table13.B" style:family="table-column">
      <style:table-column-properties style:column-width="12.467cm" style:rel-column-width="48060*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4.533cm" style:rel-column-width="17475*"/>
    </style:style>
    <style:style style:name="Table14.B" style:family="table-column">
      <style:table-column-properties style:column-width="12.467cm" style:rel-column-width="48060*"/>
    </style:style>
    <style:style style:name="Table14.A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533cm" style:rel-column-width="17475*"/>
    </style:style>
    <style:style style:name="Table5.B" style:family="table-column">
      <style:table-column-properties style:column-width="12.467cm" style:rel-column-width="48060*"/>
    </style:style>
    <style:style style:name="Table5.A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4.533cm" style:rel-column-width="17475*"/>
    </style:style>
    <style:style style:name="Table15.B" style:family="table-column">
      <style:table-column-properties style:column-width="12.467cm" style:rel-column-width="48060*"/>
    </style:style>
    <style:style style:name="Table15.A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4.533cm" style:rel-column-width="17475*"/>
    </style:style>
    <style:style style:name="Table16.B" style:family="table-column">
      <style:table-column-properties style:column-width="12.467cm" style:rel-column-width="48060*"/>
    </style:style>
    <style:style style:name="Table16.A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4.533cm" style:rel-column-width="17475*"/>
    </style:style>
    <style:style style:name="Table18.B" style:family="table-column">
      <style:table-column-properties style:column-width="12.467cm" style:rel-column-width="48060*"/>
    </style:style>
    <style:style style:name="Table18.A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4.533cm" style:rel-column-width="17475*"/>
    </style:style>
    <style:style style:name="Table19.B" style:family="table-column">
      <style:table-column-properties style:column-width="12.467cm" style:rel-column-width="48060*"/>
    </style:style>
    <style:style style:name="Table19.A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533cm" style:rel-column-width="17475*"/>
    </style:style>
    <style:style style:name="Table20.B" style:family="table-column">
      <style:table-column-properties style:column-width="12.467cm" style:rel-column-width="48060*"/>
    </style:style>
    <style:style style:name="Table20.A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533cm" style:rel-column-width="17475*"/>
    </style:style>
    <style:style style:name="Table21.B" style:family="table-column">
      <style:table-column-properties style:column-width="12.467cm" style:rel-column-width="48060*"/>
    </style:style>
    <style:style style:name="Table21.A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fo:language="pl" fo:country="PL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pl" fo:country="PL" style:font-size-asian="10pt" style:font-size-complex="10pt"/>
    </style:style>
    <style:style style:name="P3" style:family="paragraph" style:parent-style-name="Table_20_Contents">
      <style:text-properties fo:font-size="10pt" fo:language="pl" fo:country="PL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language="pl" fo:country="PL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ousine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sine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ousine" fo:font-size="10pt" style:font-size-asian="10pt" style:font-size-complex="10pt"/>
    </style:style>
    <style:style style:name="P8" style:family="paragraph" style:parent-style-name="Table_20_Contents">
      <style:text-properties style:font-name="Cousin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Cousine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text-properties fo:language="pl" fo:country="PL"/>
    </style:style>
    <style:style style:name="P11" style:family="paragraph" style:parent-style-name="Text_20_body">
      <style:paragraph-properties fo:text-align="center" style:justify-single-word="false"/>
      <style:text-properties style:font-name="Cousine"/>
    </style:style>
    <style:style style:name="P12" style:family="paragraph" style:parent-style-name="Text_20_body">
      <style:paragraph-properties fo:text-align="center" style:justify-single-word="false"/>
      <style:text-properties style:font-name="Cousine" fo:font-size="36pt" style:font-size-asian="36pt" style:font-size-complex="36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pl" fo:country="PL"/>
    </style:style>
    <style:style style:name="P14" style:family="paragraph" style:parent-style-name="Heading">
      <style:paragraph-properties fo:text-align="center" style:justify-single-word="false"/>
      <style:text-properties style:font-name="Cousine" fo:font-size="36pt" style:font-size-asian="36pt" style:font-size-complex="36pt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Standard">
      <style:text-properties fo:language="pl" fo:country="PL"/>
    </style:style>
    <style:style style:name="P17" style:family="paragraph" style:parent-style-name="Heading_20_2">
      <style:text-properties fo:language="pl" fo:country="PL"/>
    </style:style>
    <style:style style:name="P18" style:family="paragraph" style:parent-style-name="Heading_20_1">
      <style:text-properties fo:language="pl" fo:country="PL"/>
    </style:style>
    <style:style style:name="P19" style:family="paragraph" style:parent-style-name="Text_20_body">
      <style:text-properties fo:language="pl" fo:country="PL"/>
    </style:style>
    <style:style style:name="P20" style:family="paragraph" style:parent-style-name="Text_20_body" style:list-style-name="L1">
      <style:text-properties fo:language="pl" fo:country="PL"/>
    </style:style>
    <style:style style:name="P21" style:family="paragraph" style:parent-style-name="Text_20_body" style:list-style-name="L2"/>
    <style:style style:name="P22" style:family="paragraph" style:parent-style-name="Text_20_body">
      <style:text-properties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language="pl" fo:country="P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sine" fo:font-size="12pt" fo:language="pl" fo:country="PL" fo:font-weight="bold" style:font-size-asian="12pt" style:font-weight-asian="bold" style:font-size-complex="12pt" style:font-weight-complex="bold"/>
    </style:style>
    <style:style style:name="T5" style:family="text">
      <style:text-properties style:font-name="Cousine" fo:font-size="12pt" fo:language="pl" fo:country="PL" fo:font-weight="normal" style:font-size-asian="12pt" style:font-weight-asian="normal" style:font-size-complex="12pt" style:font-weight-complex="normal"/>
    </style:style>
    <style:style style:name="T6" style:family="text">
      <style:text-properties style:font-name="Cousine" fo:font-size="12pt" fo:language="pl" fo:country="PL" style:font-size-asian="12pt" style:font-size-complex="12pt"/>
    </style:style>
    <style:style style:name="T7" style:family="text">
      <style:text-properties fo:language="pl" fo:country="PL"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><text:span text:style-name="T2">projekt</text:span> </text:p>
      <text:p text:style-name="P14">„radio3”</text:p>
      <text:p text:style-name="P12"/>
      <text:p text:style-name="P11">autor: Robert Jaremczak, SQ6DGT</text:p>
      <text:p text:style-name="P11">wersja: 1.1 – robocza</text:p>
      <text:p text:style-name="P11">aktualizacja: <text:date style:data-style-name="N84" text:date-value="2017-04-09T12:00:42.99">2017-04-09</text:date></text:p>
      <text:p text:style-name="P15"/>
      <text:h text:style-name="P18" text:outline-level="1">Protokół komunikacyjny</text:h>
      <text:p text:style-name="P13"><text:tab/>Komunikacja z urządzeniem polega na wymianie ramek w trybie master/slave przez port szeregowy, emulowany za pomocą interfejsu USB. Urządzenie pracuje w trybie slave i wysyła ramki tylko w odpowiedzi na żądania pochodzące z zewnątrz, samodzielnie nie inicjuje transmisji.</text:p>
      <text:p text:style-name="P13"><text:tab/>Standardowe parametry transmisji szeregowej:</text:p>
      <text:list xml:id="list8305677153234821194" text:style-name="L1">
        <text:list-item>
          <text:p text:style-name="P20">prędkość: 115200 bit/s</text:p>
        </text:list-item>
        <text:list-item>
          <text:p text:style-name="P20">bity danych: 8</text:p>
        </text:list-item>
        <text:list-item>
          <text:p text:style-name="P20">bity stopu: 1</text:p>
        </text:list-item>
        <text:list-item>
          <text:p text:style-name="P20">kontrola parzystości: wyłączona</text:p>
        </text:list-item>
      </text:list>
      <text:h text:style-name="P17" text:outline-level="2">Struktura ramki</text:h>
      <text:p text:style-name="P10"><text:tab/>Ramka zawiera sekwencję pól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długość [B]</text:p>
          </table:table-cell>
          <table:table-cell table:style-name="Table3.A1" office:value-type="string">
            <text:p text:style-name="P3">nazwa</text:p>
          </table:table-cell>
          <table:table-cell table:style-name="Table3.C1" office:value-type="string">
            <text:p text:style-name="P3">opis</text:p>
          </table:table-cell>
        </table:table-row>
        <table:table-row>
          <table:table-cell table:style-name="Table3.A2" office:value-type="string">
            <text:p text:style-name="P1">2</text:p>
          </table:table-cell>
          <table:table-cell table:style-name="Table3.A2" office:value-type="string">
            <text:p text:style-name="P1">header</text:p>
          </table:table-cell>
          <table:table-cell table:style-name="Table3.C2" office:value-type="string">
            <text:p text:style-name="P1">format ramki i kod komendy</text:p>
          </table:table-cell>
        </table:table-row>
        <table:table-row>
          <table:table-cell table:style-name="Table3.A2" office:value-type="string">
            <text:p text:style-name="P1">0..2</text:p>
          </table:table-cell>
          <table:table-cell table:style-name="Table3.A2" office:value-type="string">
            <text:p text:style-name="P1">payload_length</text:p>
          </table:table-cell>
          <table:table-cell table:style-name="Table3.C2" office:value-type="string">
            <text:p text:style-name="P1">wartość określająca ilość danych do przesłania</text:p>
          </table:table-cell>
        </table:table-row>
        <table:table-row>
          <table:table-cell table:style-name="Table3.A2" office:value-type="string">
            <text:p text:style-name="P1">0..65804</text:p>
          </table:table-cell>
          <table:table-cell table:style-name="Table3.A2" office:value-type="string">
            <text:p text:style-name="P1">payload_content</text:p>
          </table:table-cell>
          <table:table-cell table:style-name="Table3.C2" office:value-type="string">
            <text:p text:style-name="P1">dane do przesłania</text:p>
          </table:table-cell>
        </table:table-row>
        <table:table-row>
          <table:table-cell table:style-name="Table3.A2" office:value-type="string">
            <text:p text:style-name="P1">1</text:p>
          </table:table-cell>
          <table:table-cell table:style-name="Table3.A2" office:value-type="string">
            <text:p text:style-name="P1">crc8</text:p>
          </table:table-cell>
          <table:table-cell table:style-name="Table3.C2" office:value-type="string">
            <text:p text:style-name="P1">liczba kontrolna wyliczona algorytmem CRC8</text:p>
          </table:table-cell>
        </table:table-row>
      </table:table>
      <text:p text:style-name="P10"><text:line-break/><text:tab/>z których nie każde musi wystąpić. Zależy to od ilości dodatkowych danych, które mają być przesłane.<text:tab/>W każdym przypadku ramka rozpoczyna się nagłówkiem, którego struktura jest następująca:<text:line-break/></text:p>
      <table:table table:name="Table1" table:style-name="Table1">
        <table:table-column table:style-name="Table1.A" table:number-columns-repeated="15"/>
        <table:table-column table:style-name="Table1.P"/>
        <table:table-row>
          <table:table-cell table:style-name="Table1.A1" office:value-type="string">
            <text:p text:style-name="P4">15</text:p>
          </table:table-cell>
          <table:table-cell table:style-name="Table1.B1" office:value-type="float" office:value="14">
            <text:p text:style-name="P4">14</text:p>
          </table:table-cell>
          <table:table-cell table:style-name="Table1.B1" office:value-type="float" office:value="13">
            <text:p text:style-name="P4">13</text:p>
          </table:table-cell>
          <table:table-cell table:style-name="Table1.B1" office:value-type="float" office:value="12">
            <text:p text:style-name="P4">12</text:p>
          </table:table-cell>
          <table:table-cell table:style-name="Table1.B1" office:value-type="float" office:value="11">
            <text:p text:style-name="P4">11</text:p>
          </table:table-cell>
          <table:table-cell table:style-name="Table1.B1" office:value-type="float" office:value="10">
            <text:p text:style-name="P4">10</text:p>
          </table:table-cell>
          <table:table-cell table:style-name="Table1.B1" office:value-type="float" office:value="9">
            <text:p text:style-name="P4">9</text:p>
          </table:table-cell>
          <table:table-cell table:style-name="Table1.B1" office:value-type="float" office:value="8">
            <text:p text:style-name="P4">8</text:p>
          </table:table-cell>
          <table:table-cell table:style-name="Table1.B1" office:value-type="float" office:value="7">
            <text:p text:style-name="P4">7</text:p>
          </table:table-cell>
          <table:table-cell table:style-name="Table1.B1" office:value-type="float" office:value="6">
            <text:p text:style-name="P4">6</text:p>
          </table:table-cell>
          <table:table-cell table:style-name="Table1.B1" office:value-type="float" office:value="5">
            <text:p text:style-name="P4">5</text:p>
          </table:table-cell>
          <table:table-cell table:style-name="Table1.B1" office:value-type="float" office:value="4">
            <text:p text:style-name="P4">4</text:p>
          </table:table-cell>
          <table:table-cell table:style-name="Table1.B1" office:value-type="float" office:value="3">
            <text:p text:style-name="P4">3</text:p>
          </table:table-cell>
          <table:table-cell table:style-name="Table1.B1" office:value-type="float" office:value="2">
            <text:p text:style-name="P4">2</text:p>
          </table:table-cell>
          <table:table-cell table:style-name="Table1.B1" office:value-type="float" office:value="1">
            <text:p text:style-name="P4">1</text:p>
          </table:table-cell>
          <table:table-cell table:style-name="Table1.P1" office:value-type="float" office:value="0">
            <text:p text:style-name="P4">0</text:p>
          </table:table-cell>
        </table:table-row>
        <table:table-row>
          <table:table-cell table:style-name="Table1.A2" table:number-columns-spanned="4" office:value-type="string">
            <text:p text:style-name="P2">frame_type</text:p>
          </table:table-cell>
          <table:covered-table-cell/>
          <table:covered-table-cell/>
          <table:covered-table-cell/>
          <table:table-cell table:style-name="Table1.E2" table:number-columns-spanned="12" office:value-type="string">
            <text:p text:style-name="P2">fame_comma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13"><text:tab/>Kolejnym elementem występującym zawsze jest pole <text:span text:style-name="T3">frame_command </text:span><text:span text:style-name="T1">czyli rodzaj żądania.</text:span><text:span text:style-name="T3"> </text:span>Maksymalna ilość danych, która może zostać przesłana w pojedynczej ramce to 65804 bajty. W zależności od ilości danych do przesłania wybierany jest odpowiedni rodzaj ramki.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frame_type </text:p>
          </table:table-cell>
          <table:table-cell table:style-name="Table4.A1" office:value-type="string">
            <text:p text:style-name="P3">payload_length <text:span text:style-name="T1">(ilość danych)</text:span></text:p>
          </table:table-cell>
          <table:table-cell table:style-name="Table4.C1" office:value-type="string">
            <text:p text:style-name="P3">payload_content <text:span text:style-name="T1">(dane)</text:span></text:p>
          </table:table-cell>
        </table:table-row>
        <table:table-row>
          <table:table-cell table:style-name="Table4.A2" office:value-type="string">
            <text:p text:style-name="P1">ilość danych</text:p>
          </table:table-cell>
          <table:table-cell table:style-name="Table4.A2" office:value-type="string">
            <text:p text:style-name="P1">brak</text:p>
          </table:table-cell>
          <table:table-cell table:style-name="Table4.C2" office:value-type="string">
            <text:p text:style-name="P1">0 – 13 bajtów</text:p>
          </table:table-cell>
        </table:table-row>
        <table:table-row>
          <table:table-cell table:style-name="Table4.A2" office:value-type="string">
            <text:p text:style-name="P1">14</text:p>
          </table:table-cell>
          <table:table-cell table:style-name="Table4.A2" office:value-type="string">
            <text:p text:style-name="P1">ilość danych – 14</text:p>
          </table:table-cell>
          <table:table-cell table:style-name="Table4.C2" office:value-type="string">
            <text:p text:style-name="P1">14 – 269 bajtów</text:p>
          </table:table-cell>
        </table:table-row>
        <table:table-row>
          <table:table-cell table:style-name="Table4.A2" office:value-type="string">
            <text:p text:style-name="P1">15</text:p>
          </table:table-cell>
          <table:table-cell table:style-name="Table4.A2" office:value-type="string">
            <text:p text:style-name="P1">ilość danych – 270</text:p>
          </table:table-cell>
          <table:table-cell table:style-name="Table4.C2" office:value-type="string">
            <text:p text:style-name="P1">270 – 65804 bajtów</text:p>
          </table:table-cell>
        </table:table-row>
      </table:table>
      <text:p text:style-name="P13"/>
      <text:p text:style-name="P13"><text:tab/>Ten sposób konstruowania ramki ma na celu zminimalizowanie narzutu w przypadku krótkich komunikatów. Pole crc8 jest wyliczane dla wszystkich <text:soft-page-break/>bajtów ramki włącznie z nagłówkiem za pomocą standardowego wielomianu X^8+X^5+X^4+X^0. Pola o długości większej niż jeden bajt są konstruowane w konwencji <text:span text:style-name="T8">little-endian</text:span>, czyli młodszy bajt jest wysyłany jako pierwszy.</text:p>
      <text:h text:style-name="Heading_20_2" text:outline-level="2">przykład 1: ramka PING</text:h>
      <text:p text:style-name="Text_20_body"><text:span text:style-name="T1">frame_type: 0 - brak danych do przesłania<text:line-break/>frame_command: 0 - żądanie PING<text:line-break/>payload_length: to pole nie występuje<text:line-break/>payload_content: to pole nie występuje</text:span></text:p>
      <text:p text:style-name="Text_20_body"><text:span text:style-name="T7">wysłane bajty: </text:span><text:span text:style-name="T4">00 00 CRC8 </text:span><text:span text:style-name="T5">(3 bajty)</text:span></text:p>
      <text:h text:style-name="Heading_20_2" text:outline-level="2">przykład 2: ramka DEVICE_HARDWARE_REVISION</text:h>
      <text:p text:style-name="Text_20_body">frame_type: 0x1 – ilość dodatkowych bajtów wynosi 1<text:line-break/>frame_command: 0x003 – taki jest kod żądania<text:line-break/>payload_length: to pole nie występuje, długość zakodowana w frame_type<text:line-break/>payload_content: jeden bajt określający wersję sprzętu (np. 2)</text:p>
      <text:p text:style-name="Text_20_body">wysłane bajty: <text:span text:style-name="T4">10 03 02 CRC8 </text:span><text:span text:style-name="T5">(4 bajty)</text:span></text:p>
      <text:h text:style-name="Heading_20_2" text:outline-level="2">przykład 3: ramka SWEEP_RESPONSE</text:h>
      <text:p text:style-name="Text_20_body">Zakładamy, że przesłano 1000 próbek (2 bajty na próbkę)<text:line-break/>frame_type: 0xF – ponieważ ilość danych przekracza 270 bajtów<text:line-break/>frame_command: 0x041 – kod żądania<text:line-break/>payload_length: 2 bajty długości zawierające liczbę: 2014 – 270 = <text:span text:style-name="T3">1744</text:span><text:line-break/>payload_content: 12 bajtów parametrów + 2002 bajty próbek</text:p>
      <text:p text:style-name="Text_20_body">wysłane bajty: <text:s/><text:span text:style-name="T4">F0 41 D0 06 ... CRC8 </text:span><text:span text:style-name="T5">(2019 bajtów)</text:span></text:p>
      <text:h text:style-name="Heading_20_2" text:outline-level="2">wyliczanie pola kontrolnego wg CRC8</text:h>
      <text:p text:style-name="Text_20_body">Wykorzystany jest standardowy algorytm CRC8 z domyślnym wielomianem X^8+X^5+X^4+X^0. Przykładowe obliczenie:</text:p>
      <text:p text:style-name="Text_20_body">bajty: <text:s/><text:span text:style-name="T4">1A 1B 2F FF 01 23</text:span></text:p>
      <text:p text:style-name="P22"><text:span text:style-name="T6">crc8: </text:span><text:span text:style-name="T4">A5</text:span></text:p>
      <text:p text:style-name="Text_20_body">kalkulator CRC8: http://tomeko.net/online_tools/crc8.php?lang=pl</text:p>
      <text:h text:style-name="P18" text:outline-level="1">Zaimplementowane żądania</text:h>
      <text:p text:style-name="P10"><text:tab/>Program sterujący wysyła ramkę z żądaniem do urządzenia, które odsyła odpowiedź. Jeżeli ramka nie zawiera dodatkowych danych w opisie występuje tylko kod komendy. Jeśli dane występują są opisane w formacie nazwa_pola[długość w bajtach]. Każdorazowo format ramki jest odpowiednio dobrany w zależności od całkowitej ilości danych do przesłania.</text:p>
      <text:h text:style-name="P17" text:outline-level="2">PING</text:h>
      <text:p text:style-name="P10">test połączenia, komunikat potwierdzający otrzymanie żądania.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2.A2" office:value-type="string">
            <text:p text:style-name="P5">frame_command</text:p>
          </table:table-cell>
          <table:table-cell table:style-name="Table2.B2" office:value-type="string">
            <text:p text:style-name="P8">0x000</text:p>
          </table:table-cell>
        </table:table-row>
        <table:table-row>
          <table:table-cell table:style-name="Table2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2.A2" office:value-type="string">
            <text:p text:style-name="P5">frame_command</text:p>
          </table:table-cell>
          <table:table-cell table:style-name="Table2.B2" office:value-type="string">
            <text:p text:style-name="P8">0x000</text:p>
          </table:table-cell>
        </table:table-row>
      </table:table>
      <text:p text:style-name="P10"/>
      <text:h text:style-name="P17" text:outline-level="2">DEVICE_INFO</text:h>
      <text:p text:style-name="P10">szczegółowe dane o urządzeniu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6.A2" office:value-type="string">
            <text:p text:style-name="P5">frame_command</text:p>
          </table:table-cell>
          <table:table-cell table:style-name="Table6.B2" office:value-type="string">
            <text:p text:style-name="P8">0x001</text:p>
          </table:table-cell>
        </table:table-row>
        <table:table-row>
          <table:table-cell table:style-name="Table6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6.A2" office:value-type="string">
            <text:p text:style-name="P5">frame_command</text:p>
          </table:table-cell>
          <table:table-cell table:style-name="Table6.B2" office:value-type="string">
            <text:p text:style-name="P8">0x001</text:p>
          </table:table-cell>
        </table:table-row>
        <table:table-row>
          <table:table-cell table:style-name="Table6.A2" office:value-type="string">
            <text:p text:style-name="P5">name[16]</text:p>
          </table:table-cell>
          <table:table-cell table:style-name="Table6.B2" office:value-type="string">
            <text:p text:style-name="P5">char[]: nazwa urządzenia</text:p>
          </table:table-cell>
        </table:table-row>
        <table:table-row>
          <table:table-cell table:style-name="Table6.A2" office:value-type="string">
            <text:p text:style-name="P5">buildId[32]</text:p>
          </table:table-cell>
          <table:table-cell table:style-name="Table6.B2" office:value-type="string">
            <text:p text:style-name="P5">char[]: tekstowy identyfikator wersji oprogramowania</text:p>
          </table:table-cell>
        </table:table-row>
        <table:table-row>
          <table:table-cell table:style-name="Table6.A2" office:value-type="string">
            <text:p text:style-name="P5">hardwareRevision[1]</text:p>
          </table:table-cell>
          <table:table-cell table:style-name="Table6.B2" office:value-type="string">
            <text:p text:style-name="P5">uint8_t: wersja sprzętu: </text:p>
            <text:p text:style-name="P9">0 - wersja 1 i wcześniejsze</text:p>
            <text:p text:style-name="P8"><text:span text:style-name="T1">1</text:span> <text:span text:style-name="T1">- wersja 2</text:span></text:p>
          </table:table-cell>
        </table:table-row>
        <table:table-row>
          <table:table-cell table:style-name="Table6.A2" office:value-type="string">
            <text:p text:style-name="P5">vfoType[1]</text:p>
          </table:table-cell>
          <table:table-cell table:style-name="Table6.B2" office:value-type="string">
            <text:p text:style-name="P5">uint8_t: rodzaj zainstalowanego VFO:</text:p>
            <text:p text:style-name="P5">0 – brak VFO</text:p>
            <text:p text:style-name="P5">1 – DDS AD9850</text:p>
            <text:p text:style-name="P5">2 – DDS AD9851</text:p>
          </table:table-cell>
        </table:table-row>
        <table:table-row>
          <table:table-cell table:style-name="Table6.A2" office:value-type="string">
            <text:p text:style-name="P5">baudRate</text:p>
          </table:table-cell>
          <table:table-cell table:style-name="Table6.B2" office:value-type="string">
            <text:p text:style-name="P5">uint32_t: efektywna prędkość transmisji</text:p>
          </table:table-cell>
        </table:table-row>
      </table:table>
      <text:h text:style-name="P17" text:outline-level="2">DEVICE_STATE</text:h>
      <text:p text:style-name="P10">aktualny stan urządzenia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7.A2" office:value-type="string">
            <text:p text:style-name="P5">frame_command</text:p>
          </table:table-cell>
          <table:table-cell table:style-name="Table7.B2" office:value-type="string">
            <text:p text:style-name="P8">0x002</text:p>
          </table:table-cell>
        </table:table-row>
        <table:table-row>
          <table:table-cell table:style-name="Table7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7.A2" office:value-type="string">
            <text:p text:style-name="P5">frame_command</text:p>
          </table:table-cell>
          <table:table-cell table:style-name="Table7.B2" office:value-type="string">
            <text:p text:style-name="P8">0x002</text:p>
          </table:table-cell>
        </table:table-row>
        <table:table-row>
          <table:table-cell table:style-name="Table7.A2" office:value-type="string">
            <text:p text:style-name="P5">timeMs[4]</text:p>
          </table:table-cell>
          <table:table-cell table:style-name="Table7.B2" office:value-type="string">
            <text:p text:style-name="P5">uint32_t: liczba milisekund od włączenia zasilania</text:p>
          </table:table-cell>
        </table:table-row>
        <table:table-row>
          <table:table-cell table:style-name="Table7.A2" office:value-type="string">
            <text:p text:style-name="P5">vfoOut[1]</text:p>
          </table:table-cell>
          <table:table-cell table:style-name="Table7.B2" office:value-type="string">
            <text:p text:style-name="P5">bool: przekierowanie wyjścia VFO</text:p>
            <text:p text:style-name="P5">0 – bezpośrednio na zewnętrzne wyjście VFO</text:p>
            <text:p text:style-name="P5">1 – na wejście modułu VNA</text:p>
          </table:table-cell>
        </table:table-row>
        <table:table-row>
          <table:table-cell table:style-name="Table7.A2" office:value-type="string">
            <text:p text:style-name="P5">vfoAmplifier[1]</text:p>
          </table:table-cell>
          <table:table-cell table:style-name="Table7.B2" office:value-type="string">
            <text:p text:style-name="P5">bool: wzmacniacz sygnału VFO włączony</text:p>
            <text:p text:style-name="P5">wymagana wersja sprzętu: 2</text:p>
          </table:table-cell>
        </table:table-row>
        <table:table-row>
          <table:table-cell table:style-name="Table7.A2" office:value-type="string">
            <text:p text:style-name="P5">vfoAttenuator[1]</text:p>
          </table:table-cell>
          <table:table-cell table:style-name="Table7.B2" office:value-type="string">
            <text:p text:style-name="P5">uint8_t: sterowanie sekcjami tłumika VFO</text:p>
            <text:p text:style-name="P5">0..7 – każdy bit załącza odpowiednią sekcję tłumika</text:p>
            <text:p text:style-name="P5">wymagana wersja sprzętu: 2</text:p>
          </table:table-cell>
        </table:table-row>
      </table:table>
      <text:h text:style-name="P17" text:outline-level="2">DEVICE_HARDWARE_REVISION</text:h>
      <text:p text:style-name="P10">Ustawienie wersji sprzętu lub uruchomienie automatycznej detekcji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22.A2" office:value-type="string">
            <text:p text:style-name="P5">frame_command</text:p>
          </table:table-cell>
          <table:table-cell table:style-name="Table22.B2" office:value-type="string">
            <text:p text:style-name="P8">0x003</text:p>
          </table:table-cell>
        </table:table-row>
        <table:table-row>
          <table:table-cell table:style-name="Table22.A2" office:value-type="string">
            <text:p text:style-name="P5">hardwareRevision[1]</text:p>
          </table:table-cell>
          <table:table-cell table:style-name="Table22.B2" office:value-type="string">
            <text:p text:style-name="P9">uint8_t: określenie żądanej wersji sprzętu</text:p>
            <text:p text:style-name="P9">0 – uruchomienie mechanizmu detekcji automatycznej</text:p>
            <text:p text:style-name="P9">1 – wersja 1 i wcześniejsze</text:p>
            <text:p text:style-name="P9"><text:soft-page-break/>2 – wersja 2</text:p>
          </table:table-cell>
        </table:table-row>
        <table:table-row>
          <table:table-cell table:style-name="Table22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22.B2" table:number-columns-spanned="2" office:value-type="string">
            <text:p text:style-name="P7">PING</text:p>
          </table:table-cell>
          <table:covered-table-cell/>
        </table:table-row>
      </table:table>
      <text:p text:style-name="P16"/>
      <text:h text:style-name="P17" text:outline-level="2">VFO_GET_FREQ</text:h>
      <text:p text:style-name="P10">pobierz aktualną częstotliwość VFO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8.A2" office:value-type="string">
            <text:p text:style-name="P5">frame_command</text:p>
          </table:table-cell>
          <table:table-cell table:style-name="Table8.B2" office:value-type="string">
            <text:p text:style-name="P8">0x008</text:p>
          </table:table-cell>
        </table:table-row>
        <table:table-row>
          <table:table-cell table:style-name="Table8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8.A2" office:value-type="string">
            <text:p text:style-name="P5">frame_command</text:p>
          </table:table-cell>
          <table:table-cell table:style-name="Table8.B2" office:value-type="string">
            <text:p text:style-name="P8">0x008</text:p>
          </table:table-cell>
        </table:table-row>
        <table:table-row>
          <table:table-cell table:style-name="Table8.A2" office:value-type="string">
            <text:p text:style-name="P5">frequency[4]</text:p>
          </table:table-cell>
          <table:table-cell table:style-name="Table8.B2" office:value-type="string">
            <text:p text:style-name="P5">uint32_t: częstotliwość w Hz</text:p>
          </table:table-cell>
        </table:table-row>
      </table:table>
      <text:h text:style-name="P17" text:outline-level="2">VFO_SET_FREQ</text:h>
      <text:p text:style-name="P10">ustawienie częstotliwości VFO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9.A2" office:value-type="string">
            <text:p text:style-name="P5">frame_command</text:p>
          </table:table-cell>
          <table:table-cell table:style-name="Table9.B2" office:value-type="string">
            <text:p text:style-name="P8">0x009</text:p>
          </table:table-cell>
        </table:table-row>
        <table:table-row>
          <table:table-cell table:style-name="Table9.A2" office:value-type="string">
            <text:p text:style-name="P5">frequency[4]</text:p>
          </table:table-cell>
          <table:table-cell table:style-name="Table9.B2" office:value-type="string">
            <text:p text:style-name="P9">uint32_t: częstotliwość w Hz</text:p>
          </table:table-cell>
        </table:table-row>
        <table:table-row>
          <table:table-cell table:style-name="Table9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9.B2" table:number-columns-spanned="2" office:value-type="string">
            <text:p text:style-name="P5">PING</text:p>
          </table:table-cell>
          <table:covered-table-cell/>
        </table:table-row>
      </table:table>
      <text:h text:style-name="P17" text:outline-level="2">LOGPROBE_DATA</text:h>
      <text:p text:style-name="P10">Odczyt przetwornika A/C sondy logarytmicznej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0.A2" office:value-type="string">
            <text:p text:style-name="P5">frame_command</text:p>
          </table:table-cell>
          <table:table-cell table:style-name="Table10.B2" office:value-type="string">
            <text:p text:style-name="P8">0x010</text:p>
          </table:table-cell>
        </table:table-row>
        <table:table-row>
          <table:table-cell table:style-name="Table10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0.A2" office:value-type="string">
            <text:p text:style-name="P5">frame_command</text:p>
          </table:table-cell>
          <table:table-cell table:style-name="Table10.B2" office:value-type="string">
            <text:p text:style-name="P8">0x010</text:p>
          </table:table-cell>
        </table:table-row>
        <table:table-row>
          <table:table-cell table:style-name="Table10.A2" office:value-type="string">
            <text:p text:style-name="P5">value[2]</text:p>
          </table:table-cell>
          <table:table-cell table:style-name="Table10.B2" office:value-type="string">
            <text:p text:style-name="P5">uint16_t: uśredniona wartość z przetwornika A/C</text:p>
          </table:table-cell>
        </table:table-row>
      </table:table>
      <text:h text:style-name="P17" text:outline-level="2">LINPROBE_DATA</text:h>
      <text:p text:style-name="P10">Odczyt przetwornika A/C sondy liniowej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1.A2" office:value-type="string">
            <text:p text:style-name="P5">frame_command</text:p>
          </table:table-cell>
          <table:table-cell table:style-name="Table11.B2" office:value-type="string">
            <text:p text:style-name="P8">0x018</text:p>
          </table:table-cell>
        </table:table-row>
        <table:table-row>
          <table:table-cell table:style-name="Table11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1.A2" office:value-type="string">
            <text:p text:style-name="P5">frame_command</text:p>
          </table:table-cell>
          <table:table-cell table:style-name="Table11.B2" office:value-type="string">
            <text:p text:style-name="P8">0x018</text:p>
          </table:table-cell>
        </table:table-row>
        <table:table-row>
          <table:table-cell table:style-name="Table11.A2" office:value-type="string">
            <text:p text:style-name="P5">value[2]</text:p>
          </table:table-cell>
          <table:table-cell table:style-name="Table11.B2" office:value-type="string">
            <text:p text:style-name="P5">uint16_t: uśredniona wartość z przetwornika A/C</text:p>
          </table:table-cell>
        </table:table-row>
      </table:table>
      <text:h text:style-name="P17" text:outline-level="2">VNAPROBE_DATA</text:h>
      <text:p text:style-name="P10">Odczyt przetworników A/C z komparatora modułu VNA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2.A2" office:value-type="string">
            <text:p text:style-name="P5">frame_command</text:p>
          </table:table-cell>
          <table:table-cell table:style-name="Table12.B2" office:value-type="string">
            <text:p text:style-name="P8">0x020</text:p>
          </table:table-cell>
        </table:table-row>
        <table:table-row>
          <table:table-cell table:style-name="Table12.B2" table:number-columns-spanned="2" office:value-type="string">
            <text:p text:style-name="P6">odpowiedź</text:p>
          </table:table-cell>
          <table:covered-table-cell/>
        </table:table-row>
        <text:soft-page-break/>
        <table:table-row>
          <table:table-cell table:style-name="Table12.A2" office:value-type="string">
            <text:p text:style-name="P5">frame_command</text:p>
          </table:table-cell>
          <table:table-cell table:style-name="Table12.B2" office:value-type="string">
            <text:p text:style-name="P8">0x020</text:p>
          </table:table-cell>
        </table:table-row>
        <table:table-row>
          <table:table-cell table:style-name="Table12.A2" office:value-type="string">
            <text:p text:style-name="P5">gain[2]</text:p>
          </table:table-cell>
          <table:table-cell table:style-name="Table12.B2" office:value-type="string">
            <text:p text:style-name="P5">uint16_t: uśredniona wartość z przetwornika A/C</text:p>
          </table:table-cell>
        </table:table-row>
        <table:table-row>
          <table:table-cell table:style-name="Table12.A2" office:value-type="string">
            <text:p text:style-name="P5">phase[2]</text:p>
          </table:table-cell>
          <table:table-cell table:style-name="Table12.B2" office:value-type="string">
            <text:p text:style-name="P5">uint16_t: uśredniona wartość z przetwornika A/C</text:p>
          </table:table-cell>
        </table:table-row>
      </table:table>
      <text:h text:style-name="P17" text:outline-level="2">FMETER_DATA</text:h>
      <text:p text:style-name="P10">Odczyt z licznika częstotliwości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3.A2" office:value-type="string">
            <text:p text:style-name="P5">frame_command</text:p>
          </table:table-cell>
          <table:table-cell table:style-name="Table13.B2" office:value-type="string">
            <text:p text:style-name="P8">0x028</text:p>
          </table:table-cell>
        </table:table-row>
        <table:table-row>
          <table:table-cell table:style-name="Table13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3.A2" office:value-type="string">
            <text:p text:style-name="P5">frame_command</text:p>
          </table:table-cell>
          <table:table-cell table:style-name="Table13.B2" office:value-type="string">
            <text:p text:style-name="P8">0x028</text:p>
          </table:table-cell>
        </table:table-row>
        <table:table-row>
          <table:table-cell table:style-name="Table13.A2" office:value-type="string">
            <text:p text:style-name="P5">frequency[4]</text:p>
          </table:table-cell>
          <table:table-cell table:style-name="Table13.B2" office:value-type="string">
            <text:p text:style-name="P5">uint32_t: liczba impulsów zliczona w ciągu sekundy</text:p>
          </table:table-cell>
        </table:table-row>
      </table:table>
      <text:h text:style-name="P17" text:outline-level="2">PROBES_DATA</text:h>
      <text:p text:style-name="P10">Jednoczesny odczyt wartości A/C wszystkich sond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4.A2" office:value-type="string">
            <text:p text:style-name="P5">frame_command</text:p>
          </table:table-cell>
          <table:table-cell table:style-name="Table14.B2" office:value-type="string">
            <text:p text:style-name="P8">0x030</text:p>
          </table:table-cell>
        </table:table-row>
        <table:table-row>
          <table:table-cell table:style-name="Table14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4.A2" office:value-type="string">
            <text:p text:style-name="P5">frame_command</text:p>
          </table:table-cell>
          <table:table-cell table:style-name="Table14.B2" office:value-type="string">
            <text:p text:style-name="P8">0x030</text:p>
          </table:table-cell>
        </table:table-row>
        <table:table-row>
          <table:table-cell table:style-name="Table14.A2" office:value-type="string">
            <text:p text:style-name="P5">logarithmic[2]</text:p>
          </table:table-cell>
          <table:table-cell table:style-name="Table14.B2" office:value-type="string">
            <text:p text:style-name="P5">uint16_t: uśredniona wartość A/C sondy logarytmicznej</text:p>
          </table:table-cell>
        </table:table-row>
        <table:table-row>
          <table:table-cell table:style-name="Table14.A2" office:value-type="string">
            <text:p text:style-name="P5">linear[2]</text:p>
          </table:table-cell>
          <table:table-cell table:style-name="Table14.B2" office:value-type="string">
            <text:p text:style-name="P5">uint16_t: uśredniona wartość A/C sondy liniowej</text:p>
          </table:table-cell>
        </table:table-row>
        <table:table-row>
          <table:table-cell table:style-name="Table14.A2" office:value-type="string">
            <text:p text:style-name="P5">vna_gain[2]</text:p>
          </table:table-cell>
          <table:table-cell table:style-name="Table14.B2" office:value-type="string">
            <text:p text:style-name="P5">uint16_t: uśredniona wartość A/C wyjścia „gain” </text:p>
          </table:table-cell>
        </table:table-row>
        <table:table-row>
          <table:table-cell table:style-name="Table14.A2" office:value-type="string">
            <text:p text:style-name="P5">vna_phase[2]</text:p>
          </table:table-cell>
          <table:table-cell table:style-name="Table14.B2" office:value-type="string">
            <text:p text:style-name="P5">uint16_t: uśredniona wartość A/C wyjścia „phase”</text:p>
          </table:table-cell>
        </table:table-row>
        <table:table-row>
          <table:table-cell table:style-name="Table14.A2" office:value-type="string">
            <text:p text:style-name="P5">frequency[4]</text:p>
          </table:table-cell>
          <table:table-cell table:style-name="Table14.B2" office:value-type="string">
            <text:p text:style-name="P5">uint32_t: liczba impulsów zliczona w ciągu sekundy</text:p>
          </table:table-cell>
        </table:table-row>
      </table:table>
      <text:h text:style-name="P17" text:outline-level="2">VFO_OUT_DIRECT</text:h>
      <text:p text:style-name="P10">Przekierowanie wewnętrznego VFO bezpośrednio na wyjście VFO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5.A2" office:value-type="string">
            <text:p text:style-name="P5">frame_command</text:p>
          </table:table-cell>
          <table:table-cell table:style-name="Table5.B2" office:value-type="string">
            <text:p text:style-name="P8">0x033</text:p>
          </table:table-cell>
        </table:table-row>
        <table:table-row>
          <table:table-cell table:style-name="Table5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5.B2" table:number-columns-spanned="2" office:value-type="string">
            <text:p text:style-name="P7">PING</text:p>
          </table:table-cell>
          <table:covered-table-cell/>
        </table:table-row>
      </table:table>
      <text:h text:style-name="P17" text:outline-level="2">VFO_OUT_VNA</text:h>
      <text:p text:style-name="P10">Przekierowanie wewnętrznego VFO na wejścia modułu VNA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5.A2" office:value-type="string">
            <text:p text:style-name="P5">frame_command</text:p>
          </table:table-cell>
          <table:table-cell table:style-name="Table15.B2" office:value-type="string">
            <text:p text:style-name="P8">0x034</text:p>
          </table:table-cell>
        </table:table-row>
        <table:table-row>
          <table:table-cell table:style-name="Table15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5.B2" table:number-columns-spanned="2" office:value-type="string">
            <text:p text:style-name="P7">PING</text:p>
          </table:table-cell>
          <table:covered-table-cell/>
        </table:table-row>
      </table:table>
      <text:h text:style-name="P17" text:outline-level="2">SWEEP_REQUEST</text:h>
      <text:p text:style-name="P10">Wykonanie analizy z przemiataniem częstotliwości. Żądanie jest ignorowane jeśli poprzednie nie zostało jeszcze zakończone. 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6">żądanie</text:p>
          </table:table-cell>
          <table:covered-table-cell/>
        </table:table-row>
        <text:soft-page-break/>
        <table:table-row>
          <table:table-cell table:style-name="Table16.A2" office:value-type="string">
            <text:p text:style-name="P5">frame_command</text:p>
          </table:table-cell>
          <table:table-cell table:style-name="Table16.B2" office:value-type="string">
            <text:p text:style-name="P8">0x040 (SWEEP_REQUEST)</text:p>
          </table:table-cell>
        </table:table-row>
        <table:table-row>
          <table:table-cell table:style-name="Table16.A2" office:value-type="string">
            <text:p text:style-name="P5">freqStart[4]</text:p>
          </table:table-cell>
          <table:table-cell table:style-name="Table16.B2" office:value-type="string">
            <text:p text:style-name="P9">uint32_t: częstotliwość początkowa</text:p>
          </table:table-cell>
        </table:table-row>
        <table:table-row>
          <table:table-cell table:style-name="Table16.A2" office:value-type="string">
            <text:p text:style-name="P5">freqStep[4]</text:p>
          </table:table-cell>
          <table:table-cell table:style-name="Table16.B2" office:value-type="string">
            <text:p text:style-name="P9">uint32_t: krok częstotliwości</text:p>
          </table:table-cell>
        </table:table-row>
        <table:table-row>
          <table:table-cell table:style-name="Table16.A2" office:value-type="string">
            <text:p text:style-name="P5">numSteps[2]</text:p>
          </table:table-cell>
          <table:table-cell table:style-name="Table16.B2" office:value-type="string">
            <text:p text:style-name="P9">uint16_t: liczba kroków do wykonania</text:p>
          </table:table-cell>
        </table:table-row>
        <table:table-row>
          <table:table-cell table:style-name="Table16.A2" office:value-type="string">
            <text:p text:style-name="P5">source[1]</text:p>
          </table:table-cell>
          <table:table-cell table:style-name="Table16.B2" office:value-type="string">
            <text:p text:style-name="P9">uint8_t: źródło danych wejściowych</text:p>
            <text:p text:style-name="P9">0 – sonda logarytmiczna</text:p>
            <text:p text:style-name="P9">1 – sonda liniowa</text:p>
            <text:p text:style-name="P9">2 – komparator VNA, wyjścia „gain” i „phase”</text:p>
          </table:table-cell>
        </table:table-row>
        <table:table-row>
          <table:table-cell table:style-name="Table16.A2" office:value-type="string">
            <text:p text:style-name="P5">avg.mode[1]</text:p>
          </table:table-cell>
          <table:table-cell table:style-name="Table16.B2" office:value-type="string">
            <text:p text:style-name="P9">uint8_t: tryb uśredniania próbek i cykli przemiatania</text:p>
            <text:p text:style-name="P9">bity 0-3 - liczba próbek do uśredniania – 1</text:p>
            <text:p text:style-name="P9">bity 4-7 - liczba cykli przemiatania – 1</text:p>
          </table:table-cell>
        </table:table-row>
        <table:table-row>
          <table:table-cell table:style-name="Table16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6.A2" office:value-type="string">
            <text:p text:style-name="P5">frame_command</text:p>
          </table:table-cell>
          <table:table-cell table:style-name="Table16.B2" office:value-type="string">
            <text:p text:style-name="P8">0x041 (SWEEP_RESPONSE)</text:p>
          </table:table-cell>
        </table:table-row>
        <table:table-row>
          <table:table-cell table:style-name="Table16.A2" office:value-type="string">
            <text:p text:style-name="P5">state[1]</text:p>
          </table:table-cell>
          <table:table-cell table:style-name="Table16.B2" office:value-type="string">
            <text:p text:style-name="P5">uint8_t: stan końcowy operacji przemiatania</text:p>
            <text:p text:style-name="P5">0 – wykonano poprawnie</text:p>
            <text:p text:style-name="P5">1 – przetwarzanie trwa</text:p>
            <text:p text:style-name="P5">2 – żądanie nieprawidłowe</text:p>
          </table:table-cell>
        </table:table-row>
        <table:table-row>
          <table:table-cell table:style-name="Table16.A2" office:value-type="string">
            <text:p text:style-name="P5">freqStart[4]</text:p>
          </table:table-cell>
          <table:table-cell table:style-name="Table16.B2" office:value-type="string">
            <text:p text:style-name="P5">uint32_t: częstotliwość początkowa wykonanej analizy</text:p>
          </table:table-cell>
        </table:table-row>
        <table:table-row>
          <table:table-cell table:style-name="Table16.A2" office:value-type="string">
            <text:p text:style-name="P5">freqStep[4]</text:p>
          </table:table-cell>
          <table:table-cell table:style-name="Table16.B2" office:value-type="string">
            <text:p text:style-name="P5">uint32_t: krok częstotliwości</text:p>
          </table:table-cell>
        </table:table-row>
        <table:table-row>
          <table:table-cell table:style-name="Table16.A2" office:value-type="string">
            <text:p text:style-name="P5">numSteps[2]</text:p>
          </table:table-cell>
          <table:table-cell table:style-name="Table16.B2" office:value-type="string">
            <text:p text:style-name="P5">uint16_t: liczba wykonanych kroków (0 – w razie błędu)</text:p>
          </table:table-cell>
        </table:table-row>
        <table:table-row>
          <table:table-cell table:style-name="Table16.A2" office:value-type="string">
            <text:p text:style-name="P5">source[1]</text:p>
          </table:table-cell>
          <table:table-cell table:style-name="Table16.B2" office:value-type="string">
            <text:p text:style-name="P5">uint8_t: źródło danych wejściowych (patrz wyżej)</text:p>
          </table:table-cell>
        </table:table-row>
        <table:table-row>
          <table:table-cell table:style-name="Table16.A2" office:value-type="string">
            <text:p text:style-name="P5">data[0-4004]</text:p>
          </table:table-cell>
          <table:table-cell table:style-name="Table16.B2" office:value-type="string">
            <text:p text:style-name="P5">uint16_t[]: tablica danych pobranych z wybranego źródła.</text:p>
            <text:p text:style-name="P5">Pojedynczy punkt pomiarowy zawiera 1 lub 2 słowa 16 bitowe z wartością/wartościami pobranymi z wybranego źródła danych pomiarowych.</text:p>
            <text:p text:style-name="P5">Maksymalna liczba kroków pomiarowych wynosi 1001 co daje maksymalnie 4004 bajty dla źródła: 2 (komparator VNA)</text:p>
          </table:table-cell>
        </table:table-row>
      </table:table>
      <text:h text:style-name="P17" text:outline-level="2">VFO_TYPE</text:h>
      <text:p text:style-name="P10">Określenie zainstalowanego typu VFO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8.A2" office:value-type="string">
            <text:p text:style-name="P5">frame_command</text:p>
          </table:table-cell>
          <table:table-cell table:style-name="Table18.B2" office:value-type="string">
            <text:p text:style-name="P8">0x035</text:p>
          </table:table-cell>
        </table:table-row>
        <table:table-row>
          <table:table-cell table:style-name="Table18.A2" office:value-type="string">
            <text:p text:style-name="P5">vfoType[1]</text:p>
          </table:table-cell>
          <table:table-cell table:style-name="Table18.B2" office:value-type="string">
            <text:p text:style-name="P9">uint8_t: rodzaj zainstalowanego VFO</text:p>
            <text:p text:style-name="P9">0 – brak</text:p>
            <text:p text:style-name="P9">1 – DDS z układem AD9850, moduł „gotronik”</text:p>
            <text:p text:style-name="P9">2 – DDS z układem AD9851, moduł „gotronik”</text:p>
          </table:table-cell>
        </table:table-row>
        <table:table-row>
          <table:table-cell table:style-name="Table18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8.B2" table:number-columns-spanned="2" office:value-type="string">
            <text:p text:style-name="P7">PING</text:p>
          </table:table-cell>
          <table:covered-table-cell/>
        </table:table-row>
      </table:table>
      <text:h text:style-name="P17" text:outline-level="2">VFO_ATTENUATOR</text:h>
      <text:p text:style-name="P10">Ustawienie tłumika sygnału VFO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9.A2" office:value-type="string">
            <text:p text:style-name="P5">frame_command</text:p>
          </table:table-cell>
          <table:table-cell table:style-name="Table19.B2" office:value-type="string">
            <text:p text:style-name="P8">0x036</text:p>
          </table:table-cell>
        </table:table-row>
        <table:table-row>
          <table:table-cell table:style-name="Table19.A2" office:value-type="string">
            <text:p text:style-name="P5">vfoAttenuator[1]</text:p>
          </table:table-cell>
          <table:table-cell table:style-name="Table19.B2" office:value-type="string">
            <text:p text:style-name="P9">uint8_t: 0..7 poziom tłumienia</text:p>
            <text:p text:style-name="P9">wymagana wersja sprzętu: 2</text:p>
          </table:table-cell>
        </table:table-row>
        <table:table-row>
          <table:table-cell table:style-name="Table19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9.B2" table:number-columns-spanned="2" office:value-type="string">
            <text:p text:style-name="P7">PING</text:p>
          </table:table-cell>
          <table:covered-table-cell/>
        </table:table-row>
      </table:table>
      <text:h text:style-name="P17" text:outline-level="2"><text:soft-page-break/>VFO_AMPLIFIER</text:h>
      <text:p text:style-name="P10">Sterowanie wzmacniaczem sygnału VFO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20.A2" office:value-type="string">
            <text:p text:style-name="P5">frame_command</text:p>
          </table:table-cell>
          <table:table-cell table:style-name="Table20.B2" office:value-type="string">
            <text:p text:style-name="P8">0x037</text:p>
          </table:table-cell>
        </table:table-row>
        <table:table-row>
          <table:table-cell table:style-name="Table20.A2" office:value-type="string">
            <text:p text:style-name="P5">vfoAmplifier[1]</text:p>
          </table:table-cell>
          <table:table-cell table:style-name="Table20.B2" office:value-type="string">
            <text:p text:style-name="P9">bool: włączenie wzmacniacza sygnału VFO</text:p>
            <text:p text:style-name="P9">wymagana wersja sprzętu: 2</text:p>
          </table:table-cell>
        </table:table-row>
        <table:table-row>
          <table:table-cell table:style-name="Table20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20.B2" table:number-columns-spanned="2" office:value-type="string">
            <text:p text:style-name="P7">PING</text:p>
          </table:table-cell>
          <table:covered-table-cell/>
        </table:table-row>
      </table:table>
      <text:h text:style-name="P17" text:outline-level="2">VNA_MODE</text:h>
      <text:p text:style-name="P10">Przełączanie trybu pracy modułu analizatora VNA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21.A2" office:value-type="string">
            <text:p text:style-name="P5">frame_command</text:p>
          </table:table-cell>
          <table:table-cell table:style-name="Table21.B2" office:value-type="string">
            <text:p text:style-name="P8">0x038</text:p>
          </table:table-cell>
        </table:table-row>
        <table:table-row>
          <table:table-cell table:style-name="Table21.A2" office:value-type="string">
            <text:p text:style-name="P5">vnaMode[1]</text:p>
          </table:table-cell>
          <table:table-cell table:style-name="Table21.B2" office:value-type="string">
            <text:p text:style-name="P9">uint8_t: tryb pracy</text:p>
            <text:p text:style-name="P9">0 – sprzęgacz kierunkowy i komparator</text:p>
            <text:p text:style-name="P9">1 – mostek pomiarowy i komparator</text:p>
            <text:p text:style-name="P9">wymagana wersja sprzętu: 2</text:p>
            <text:p text:style-name="P9">wymagana wersja modułu VNA: 2</text:p>
          </table:table-cell>
        </table:table-row>
        <table:table-row>
          <table:table-cell table:style-name="Table21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21.B2" table:number-columns-spanned="2" office:value-type="string">
            <text:p text:style-name="P7">PING</text:p>
          </table:table-cell>
          <table:covered-table-cell/>
        </table:table-row>
      </table:table>
      <text:h text:style-name="Heading_20_1" text:outline-level="1">Typowe sekwencje komend</text:h>
      <text:h text:style-name="Heading_20_2" text:outline-level="2">Sekwencja startowa</text:h>
      <text:p text:style-name="Text_20_body"><text:tab/>Sekwencja startowa powinna zostać wykonana zaraz po otwarciu portu szeregowego służącego do komunikacji z urządzeniem.</text:p>
      <text:p text:style-name="Text_20_body"/>
      <text:list xml:id="list8951203929417201351" text:style-name="L2">
        <text:list-item>
          <text:p text:style-name="P21">wysłanie DEVICE_HARDWARE_REVISION</text:p>
        </text:list-item>
        <text:list-item>
          <text:p text:style-name="P21">wysłanie VFO_TYPE</text:p>
        </text:list-item>
        <text:list-item>
          <text:p text:style-name="P21">pobranie informacji o urządzeniu: DEVICE_INFO</text:p>
        </text:list-item>
        <text:list-item>
          <text:p text:style-name="P21">pobranie stanu urządzenia: DEVICE_STATE</text:p>
          <text:p text:style-name="P21"/>
        </text:list-item>
      </text:list>
      <text:p text:style-name="Text_20_body">jeśli wszystkie zwrócone dane są prawidłowe można rozpocząć prac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" style:font-family-generic="swiss"/>
    <style:font-face style:name="Cousine" svg:font-family="Cousine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Jaremczak</meta:initial-creator>
    <meta:creation-date>2017-02-28T14:24:29</meta:creation-date>
    <meta:generator>OpenOffice/4.1.1$Unix OpenOffice.org_project/411m6$Build-9775</meta:generator>
    <dc:date>2017-04-09T12:00:43</dc:date>
    <dc:creator>Robert Jaremczak</dc:creator>
    <meta:editing-duration>PT23H16M22S</meta:editing-duration>
    <meta:editing-cycles>88</meta:editing-cycles>
    <meta:document-statistic meta:table-count="21" meta:image-count="0" meta:object-count="0" meta:page-count="8" meta:paragraph-count="328" meta:word-count="1190" meta:character-count="8685"/>
  </office:meta>
</office:document-meta>
</file>